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ibm.com/developerworks/ru/library/eeles/">http://www.ibm.com/developerworks/ru/library/eeles/</text:a></text:p>
      <text:p text:style-name="Standard"><text:a xlink:type="simple" xlink:href="http://www.rsdn.ru/article/Methodologies/SoftwareDevelopmentProcesses.xml#EAE">http://www.rsdn.ru/article/Methodologies/SoftwareDevelopmentProcesses.xml#EAE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1M4S</meta:editing-duration>
    <meta:editing-cycles>4</meta:editing-cycles>
    <meta:generator>LibreOffice/3.5$Windows_x86 LibreOffice_project/165a79a-7059095-e13bb37-fef39a4-9503d18</meta:generator>
    <dc:date>2012-07-08T21:33:47.70</dc:date>
    <meta:document-statistic meta:table-count="0" meta:image-count="0" meta:object-count="0" meta:page-count="1" meta:paragraph-count="2" meta:word-count="2" meta:character-count="128" meta:non-whitespace-character-count="128"/>
    <meta:user-defined meta:name="Info 1"/>
    <meta:user-defined meta:name="Info 2"/>
    <meta:user-defined meta:name="Info 3"/>
    <meta:user-defined meta:name="Info 4"/>
  </office:meta>
</office:document-meta>
</file>